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2.465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2.554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1.306cm"/>
    </style:style>
    <style:style style:name="gr5" style:family="graphic" style:parent-style-name="standard">
      <style:graphic-properties draw:stroke="none" svg:stroke-color="#000000" draw:fill="none" draw:fill-color="#ffffff" fo:min-height="3.433cm"/>
    </style:style>
    <style:style style:name="gr6" style:family="graphic" style:parent-style-name="standard">
      <style:graphic-properties draw:textarea-horizontal-align="justify" draw:textarea-vertical-align="middle" draw:auto-grow-height="false" fo:min-height="0.311cm" fo:min-width="2.06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215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3.437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39cm" fo:min-width="2.38cm"/>
    </style:style>
    <style:style style:name="gr12" style:family="graphic" style:parent-style-name="standard">
      <style:graphic-properties draw:textarea-horizontal-align="justify" draw:textarea-vertical-align="middle" draw:auto-grow-height="false" fo:min-height="1.338cm" fo:min-width="1.168cm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1.152cm"/>
    </style:style>
    <style:style style:name="gr14" style:family="graphic" style:parent-style-name="standard">
      <style:graphic-properties draw:textarea-horizontal-align="justify" draw:textarea-vertical-align="middle" draw:auto-grow-height="false" fo:min-height="1.402cm" fo:min-width="1.088cm"/>
    </style:style>
    <style:style style:name="gr15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1.397cm" svg:x="1.127cm" svg:y="2.39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4.318cm" svg:height="1.27cm" svg:x="1.508cm" svg:y="10.779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286cm" svg:height="1.673cm" svg:x="17.383cm" svg:y="4.915cm">
          <draw:text-box>
            <text:p text:style-name="P1"><text:span text:style-name="T1">True</text:span></text:p>
          </draw:text-box>
        </draw:frame>
        <draw:frame draw:style-name="gr4" draw:text-style-name="P3" draw:layer="layout" svg:width="2.54cm" svg:height="1.556cm" svg:x="-6.366cm" svg:y="25.384cm">
          <draw:text-box>
            <text:p text:style-name="P1"><text:span text:style-name="T1">Program</text:span></text:p>
          </draw:text-box>
        </draw:frame>
        <draw:frame draw:style-name="gr5" draw:text-style-name="P3" draw:layer="layout" svg:width="5.207cm" svg:height="3.683cm" svg:x="0.365cm" svg:y="1.127cm">
          <draw:text-box>
            <text:p text:style-name="P1"><text:span text:style-name="T1">Shelby Jordan</text:span></text:p>
            <text:p text:style-name="P1"><text:span text:style-name="T1">Main Function</text:span></text:p>
          </draw:text-box>
        </draw:frame>
        <draw:custom-shape draw:style-name="gr6" draw:text-style-name="P2" xml:id="id7" draw:id="id7" draw:layer="layout" svg:width="4.064cm" svg:height="0.889cm" svg:x="16.748cm" svg:y="6.461cm">
          <text:p text:style-name="P1"><text:span text:style-name="T1">globa var1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3.429cm" svg:height="3.048cm" svg:x="-4.588cm" svg:y="10.398cm">
          <text:p text:style-name="P1"><text:span text:style-name="T1">Is restart ==</text:span></text:p>
          <text:p text:style-name="P1"><text:span text:style-name="T1">'y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3" draw:id="id3" draw:layer="layout" svg:width="3.937cm" svg:height="1.143cm" svg:x="11.668cm" svg:y="2.651cm">
          <text:p text:style-name="P1"><text:span text:style-name="T1">count = 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5" draw:id="id15" draw:layer="layout" svg:width="4.953cm" svg:height="1.27cm" svg:x="6.714cm" svg:y="22.082cm">
          <text:p text:style-name="P1"><text:span text:style-name="T1">Invalid entry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xml:id="id2" draw:id="id2" draw:layer="layout" svg:width="3.937cm" svg:height="1.143cm" svg:x="6.461cm" svg:y="2.651cm">
          <text:p text:style-name="P1"><text:span text:style-name="T1">main(g)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5.318cm" svg:y1="3.096cm" svg:x2="6.461cm" svg:y2="3.222cm" draw:start-shape="id1" draw:start-glue-point="10" draw:end-shape="id2" draw:end-glue-point="3" svg:d="M5318 3096h571v126h572" svg:viewBox="0 0 1144 127">
          <text:p/>
        </draw:connector>
        <draw:connector draw:style-name="gr10" draw:text-style-name="P4" draw:layer="layout" svg:x1="10.398cm" svg:y1="3.222cm" svg:x2="11.668cm" svg:y2="3.222cm" draw:start-shape="id2" draw:start-glue-point="1" draw:end-shape="id3" svg:d="M10398 3222h1270" svg:viewBox="0 0 1271 1">
          <text:p/>
        </draw:connector>
        <draw:custom-shape draw:style-name="gr7" draw:text-style-name="P2" xml:id="id4" draw:id="id4" draw:layer="layout" svg:width="3.429cm" svg:height="3.048cm" svg:x="14.589cm" svg:y="4.048cm">
          <text:p text:style-name="P1"><text:span text:style-name="T1">Is count ==</text:span></text:p>
          <text:p text:style-name="P1"><text:span text:style-name="T1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15.605cm" svg:y1="3.222cm" svg:x2="16.304cm" svg:y2="4.048cm" draw:start-shape="id3" draw:start-glue-point="1" draw:end-shape="id4" draw:end-glue-point="4" svg:d="M15605 3222h699v826" svg:viewBox="0 0 700 827">
          <text:p/>
        </draw:connector>
        <draw:custom-shape draw:style-name="gr7" draw:text-style-name="P2" xml:id="id5" draw:id="id5" draw:layer="layout" svg:width="3.429cm" svg:height="3.048cm" svg:x="10.398cm" svg:y="6.461cm">
          <text:p text:style-name="P1"><text:span text:style-name="T1">Is count ==</text:span></text:p>
          <text:p text:style-name="P1"><text:span text:style-name="T1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6" draw:id="id6" draw:layer="layout" svg:width="3.429cm" svg:height="3.048cm" svg:x="6.715cm" svg:y="8.747cm">
          <text:p text:style-name="P1"><text:span text:style-name="T1">Is count ==</text:span></text:p>
          <text:p text:style-name="P1"><text:span text:style-name="T1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14.589cm" svg:y1="5.572cm" svg:x2="12.113cm" svg:y2="6.461cm" draw:start-shape="id4" draw:start-glue-point="5" draw:end-shape="id5" draw:end-glue-point="4" svg:d="M14589 5572h-2476v889" svg:viewBox="0 0 2477 890">
          <text:p/>
        </draw:connector>
        <draw:connector draw:style-name="gr10" draw:text-style-name="P4" draw:layer="layout" svg:x1="10.398cm" svg:y1="7.985cm" svg:x2="8.43cm" svg:y2="8.747cm" draw:start-shape="id5" draw:start-glue-point="5" draw:end-shape="id6" draw:end-glue-point="4" svg:d="M10398 7985h-1968v762" svg:viewBox="0 0 1969 763">
          <text:p/>
        </draw:connector>
        <draw:frame draw:style-name="gr3" draw:text-style-name="P3" draw:layer="layout" svg:width="2.286cm" svg:height="1.673cm" svg:x="13.192cm" svg:y="7.328cm">
          <draw:text-box>
            <text:p text:style-name="P1"><text:span text:style-name="T1">True</text:span></text:p>
          </draw:text-box>
        </draw:frame>
        <draw:frame draw:style-name="gr3" draw:text-style-name="P3" draw:layer="layout" svg:width="2.286cm" svg:height="1.673cm" svg:x="9.382cm" svg:y="9.614cm">
          <draw:text-box>
            <text:p text:style-name="P1"><text:span text:style-name="T1">True</text:span></text:p>
          </draw:text-box>
        </draw:frame>
        <draw:custom-shape draw:style-name="gr8" draw:text-style-name="P2" xml:id="id18" draw:id="id18" draw:layer="layout" svg:width="3.937cm" svg:height="1.143cm" svg:x="1.254cm" svg:y="21.193cm">
          <text:p text:style-name="P1"><text:span text:style-name="T1">restart()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4.572cm" svg:height="1.016cm" svg:x="12.684cm" svg:y="8.747cm">
          <text:p text:style-name="P1"><text:span text:style-name="T1">globa var2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xml:id="id9" draw:id="id9" draw:layer="layout" svg:width="4.572cm" svg:height="1.016cm" svg:x="8.747cm" svg:y="11.033cm">
          <text:p text:style-name="P1"><text:span text:style-name="T1">globa var3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4" draw:layer="layout" svg:x1="18.018cm" svg:y1="5.572cm" svg:x2="18.78cm" svg:y2="6.461cm" draw:start-shape="id4" draw:start-glue-point="7" draw:end-shape="id7" draw:end-glue-point="5" svg:d="M18018 5572h762v889" svg:viewBox="0 0 763 890">
          <text:p/>
        </draw:connector>
        <draw:connector draw:style-name="gr10" draw:text-style-name="P4" draw:layer="layout" svg:x1="13.827cm" svg:y1="7.985cm" svg:x2="14.97cm" svg:y2="8.747cm" draw:start-shape="id5" draw:start-glue-point="7" draw:end-shape="id8" draw:end-glue-point="5" svg:d="M13827 7985h1143v762" svg:viewBox="0 0 1144 763">
          <text:p/>
        </draw:connector>
        <draw:connector draw:style-name="gr10" draw:text-style-name="P4" draw:layer="layout" svg:x1="10.144cm" svg:y1="10.271cm" svg:x2="11.033cm" svg:y2="11.033cm" draw:start-shape="id6" draw:start-glue-point="7" draw:end-shape="id9" draw:end-glue-point="5" svg:d="M10144 10271h889v762" svg:viewBox="0 0 890 763">
          <text:p/>
        </draw:connector>
        <draw:frame draw:style-name="gr3" draw:text-style-name="P3" draw:layer="layout" svg:width="2.286cm" svg:height="1.673cm" svg:x="8.62cm" svg:y="7.328cm">
          <draw:text-box>
            <text:p text:style-name="P1"><text:span text:style-name="T1">False</text:span></text:p>
          </draw:text-box>
        </draw:frame>
        <draw:frame draw:style-name="gr3" draw:text-style-name="P3" draw:layer="layout" svg:width="2.286cm" svg:height="1.673cm" svg:x="12.684cm" svg:y="4.937cm">
          <draw:text-box>
            <text:p text:style-name="P1"><text:span text:style-name="T1">False</text:span></text:p>
          </draw:text-box>
        </draw:frame>
        <draw:custom-shape draw:style-name="gr12" draw:text-style-name="P2" xml:id="id10" draw:id="id10" draw:layer="layout" svg:width="3.334cm" svg:height="3.175cm" svg:x="17.256cm" svg:y="13.573cm">
          <text:p text:style-name="P1"><text:span text:style-name="T1">Is</text:span></text:p>
          <text:p text:style-name="P1"><text:span text:style-name="T1"><text:s/></text:span><text:span text:style-name="T1">alphabetCheck</text:span></text:p>
          <text:p text:style-name="P1"><text:span text:style-name="T1">(var1)</text:span></text:p>
          <text:p text:style-name="P1"><text:span text:style-name="T1"><text:s/></text:span><text:span text:style-name="T1">== 'True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18.78cm" svg:y1="7.35cm" svg:x2="18.923cm" svg:y2="13.573cm" draw:start-shape="id7" draw:start-glue-point="8" draw:end-shape="id10" draw:end-glue-point="4" svg:d="M18780 7350v3111h143v3112" svg:viewBox="0 0 144 6224">
          <text:p/>
        </draw:connector>
        <draw:custom-shape draw:style-name="gr13" draw:text-style-name="P2" xml:id="id12" draw:id="id12" draw:layer="layout" svg:width="3.302cm" svg:height="3.175cm" svg:x="11.922cm" svg:y="13.573cm">
          <text:p text:style-name="P1"><text:span text:style-name="T1">Is </text:span></text:p>
          <text:p text:style-name="P1"><text:span text:style-name="T1">alphabetCheck</text:span></text:p>
          <text:p text:style-name="P1"><text:span text:style-name="T1">(var2)</text:span></text:p>
          <text:p text:style-name="P1"><text:span text:style-name="T1"><text:s/></text:span><text:span text:style-name="T1">== 'True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11" draw:id="id11" draw:layer="layout" svg:width="3.175cm" svg:height="3.302cm" svg:x="3.667cm" svg:y="13.954cm">
          <text:p text:style-name="P1"><text:span text:style-name="T1">Is </text:span></text:p>
          <text:p text:style-name="P1"><text:span text:style-name="T1">alphabetCheck</text:span></text:p>
          <text:p text:style-name="P1"><text:span text:style-name="T1">(var3)</text:span></text:p>
          <text:p text:style-name="P1"><text:span text:style-name="T1"><text:s/></text:span><text:span text:style-name="T1">== 'True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11.033cm" svg:y1="12.049cm" svg:x2="5.255cm" svg:y2="13.954cm" draw:start-shape="id9" draw:start-glue-point="8" draw:end-shape="id11" draw:end-glue-point="4" svg:d="M11033 12049v953h-5778v952" svg:viewBox="0 0 5779 1906">
          <text:p/>
        </draw:connector>
        <draw:connector draw:style-name="gr10" draw:text-style-name="P4" draw:layer="layout" svg:x1="14.97cm" svg:y1="9.763cm" svg:x2="13.573cm" svg:y2="13.573cm" draw:start-shape="id8" draw:start-glue-point="8" draw:end-shape="id12" draw:end-glue-point="4" svg:d="M14970 9763v1905h-1397v1905" svg:viewBox="0 0 1398 3811">
          <text:p/>
        </draw:connector>
        <draw:frame draw:style-name="gr3" draw:text-style-name="P3" draw:layer="layout" svg:width="2.286cm" svg:height="1.673cm" svg:x="11.795cm" svg:y="16.726cm">
          <draw:text-box>
            <text:p text:style-name="P1"><text:span text:style-name="T1">True</text:span></text:p>
          </draw:text-box>
        </draw:frame>
        <draw:frame draw:style-name="gr3" draw:text-style-name="P3" draw:layer="layout" svg:width="2.286cm" svg:height="1.673cm" svg:x="18.145cm" svg:y="16.853cm">
          <draw:text-box>
            <text:p text:style-name="P1"><text:span text:style-name="T1">True</text:span></text:p>
          </draw:text-box>
        </draw:frame>
        <draw:frame draw:style-name="gr15" draw:text-style-name="P5" draw:layer="layout" svg:width="2.286cm" svg:height="0.889cm" svg:x="1.508cm" svg:y="16.367cm">
          <draw:text-box>
            <text:p text:style-name="P1"><text:span text:style-name="T1">True</text:span></text:p>
          </draw:text-box>
        </draw:frame>
        <draw:custom-shape draw:style-name="gr8" draw:text-style-name="P2" draw:layer="layout" svg:width="3.937cm" svg:height="1.143cm" svg:x="24.368cm" svg:y="21.066cm">
          <text:p text:style-name="P1"><text:span text:style-name="T1">main(count2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3.937cm" svg:height="1.143cm" svg:x="10.398cm" svg:y="18.272cm">
          <text:p text:style-name="P1"><text:span text:style-name="T1">increaseCounter(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3" draw:id="id13" draw:layer="layout" svg:width="3.937cm" svg:height="1.143cm" svg:x="16.748cm" svg:y="18.272cm">
          <text:p text:style-name="P1"><text:span text:style-name="T1">increaseCounter()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8.923cm" svg:y1="16.748cm" svg:x2="18.716cm" svg:y2="18.272cm" draw:start-shape="id10" draw:start-glue-point="6" draw:end-shape="id13" draw:end-glue-point="0" svg:d="M18923 16748v762h-207v762" svg:viewBox="0 0 208 1525">
          <text:p/>
        </draw:connector>
        <draw:connector draw:style-name="gr10" draw:text-style-name="P4" draw:layer="layout" svg:x1="13.573cm" svg:y1="16.748cm" svg:x2="12.366cm" svg:y2="18.272cm" draw:start-shape="id12" draw:start-glue-point="6" draw:end-shape="id14" draw:end-glue-point="0" svg:d="M13573 16748v762h-1207v762" svg:viewBox="0 0 1208 1525">
          <text:p/>
        </draw:connector>
        <draw:connector draw:style-name="gr10" draw:text-style-name="P4" draw:layer="layout" svg:x1="6.842cm" svg:y1="15.605cm" svg:x2="8.573cm" svg:y2="22.082cm" draw:start-shape="id11" draw:start-glue-point="7" draw:end-shape="id15" draw:end-glue-point="4" svg:d="M6842 15605h1731v6477" svg:viewBox="0 0 1732 6478">
          <text:p/>
        </draw:connector>
        <draw:connector draw:style-name="gr10" draw:text-style-name="P4" draw:layer="layout" svg:x1="11.922cm" svg:y1="15.161cm" svg:x2="8.573cm" svg:y2="22.082cm" draw:start-shape="id12" draw:start-glue-point="5" draw:end-shape="id15" draw:end-glue-point="4" svg:d="M11922 15161h-3349v6921" svg:viewBox="0 0 3350 6922">
          <text:p/>
        </draw:connector>
        <draw:frame draw:style-name="gr3" draw:text-style-name="P3" draw:layer="layout" svg:width="2.286cm" svg:height="1.673cm" svg:x="10.144cm" svg:y="14.44cm">
          <draw:text-box>
            <text:p text:style-name="P1"><text:span text:style-name="T1">False</text:span></text:p>
          </draw:text-box>
        </draw:frame>
        <draw:frame draw:style-name="gr3" draw:text-style-name="P3" draw:layer="layout" svg:width="2.286cm" svg:height="1.673cm" svg:x="6.461cm" svg:y="14.948cm">
          <draw:text-box>
            <text:p text:style-name="P1"><text:span text:style-name="T1">False</text:span></text:p>
          </draw:text-box>
        </draw:frame>
        <draw:connector draw:style-name="gr10" draw:text-style-name="P4" draw:layer="layout" draw:line-skew="1.651cm" svg:x1="17.256cm" svg:y1="15.161cm" svg:x2="11.05cm" svg:y2="22.717cm" draw:start-shape="id10" draw:start-glue-point="5" draw:end-shape="id15" draw:end-glue-point="9" svg:d="M17256 15161h-1143v7556h-5063" svg:viewBox="0 0 6207 7557">
          <text:p/>
        </draw:connector>
        <draw:frame draw:style-name="gr3" draw:text-style-name="P3" draw:layer="layout" svg:width="2.286cm" svg:height="1.673cm" svg:x="15.478cm" svg:y="14.44cm">
          <draw:text-box>
            <text:p text:style-name="P1"><text:span text:style-name="T1">False</text:span></text:p>
          </draw:text-box>
        </draw:frame>
        <draw:connector draw:style-name="gr10" draw:text-style-name="P4" draw:layer="layout" svg:x1="6.715cm" svg:y1="10.271cm" svg:x2="3.667cm" svg:y2="10.779cm" draw:start-shape="id6" draw:start-glue-point="5" draw:end-shape="id16" draw:end-glue-point="4" svg:d="M6715 10271h-3048v508" svg:viewBox="0 0 3049 509">
          <text:p/>
        </draw:connector>
        <draw:frame draw:style-name="gr3" draw:text-style-name="P3" draw:layer="layout" svg:width="2.286cm" svg:height="1.673cm" svg:x="4.81cm" svg:y="9.614cm">
          <draw:text-box>
            <text:p text:style-name="P1"><text:span text:style-name="T1">False</text:span></text:p>
          </draw:text-box>
        </draw:frame>
        <draw:custom-shape draw:style-name="gr9" draw:text-style-name="P2" xml:id="id17" draw:id="id17" draw:layer="layout" svg:width="4.953cm" svg:height="1.27cm" svg:x="0.745cm" svg:y="18.145cm">
          <text:p text:style-name="P1"><text:span text:style-name="T1">va1, var2, va3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4" draw:layer="layout" svg:x1="3.667cm" svg:y1="15.605cm" svg:x2="3.223cm" svg:y2="18.145cm" draw:start-shape="id11" draw:start-glue-point="5" draw:end-shape="id17" draw:end-glue-point="5" svg:d="M3667 15605h-444v2540" svg:viewBox="0 0 445 2541">
          <text:p/>
        </draw:connector>
        <draw:connector draw:style-name="gr10" draw:text-style-name="P4" draw:layer="layout" svg:x1="3.223cm" svg:y1="19.415cm" svg:x2="3.222cm" svg:y2="21.193cm" draw:start-shape="id17" draw:start-glue-point="8" draw:end-shape="id18" svg:d="M3223 19415v889h-1v889" svg:viewBox="0 0 2 1779">
          <text:p/>
        </draw:connector>
        <draw:custom-shape draw:style-name="gr8" draw:text-style-name="P2" xml:id="id19" draw:id="id19" draw:layer="layout" svg:width="3.937cm" svg:height="1.143cm" svg:x="10.398cm" svg:y="20.177cm">
          <text:p text:style-name="P1"><text:span text:style-name="T1">main(count2)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2.366cm" svg:y1="19.415cm" svg:x2="12.366cm" svg:y2="20.177cm" draw:start-shape="id14" draw:start-glue-point="2" draw:end-shape="id19" draw:end-glue-point="0" svg:d="M12366 19415v762" svg:viewBox="0 0 1 763">
          <text:p/>
        </draw:connector>
        <draw:custom-shape draw:style-name="gr8" draw:text-style-name="P2" xml:id="id20" draw:id="id20" draw:layer="layout" svg:width="3.937cm" svg:height="1.143cm" svg:x="16.748cm" svg:y="20.304cm">
          <text:p text:style-name="P1"><text:span text:style-name="T1">main(count2)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8.716cm" svg:y1="19.415cm" svg:x2="18.716cm" svg:y2="20.304cm" draw:start-shape="id13" draw:end-shape="id20" draw:end-glue-point="0" svg:d="M18716 19415v889" svg:viewBox="0 0 1 890">
          <text:p/>
        </draw:connector>
        <draw:custom-shape draw:style-name="gr8" draw:text-style-name="P2" xml:id="id21" draw:id="id21" draw:layer="layout" svg:width="3.937cm" svg:height="1.143cm" svg:x="7.223cm" svg:y="24.495cm">
          <text:p text:style-name="P1"><text:span text:style-name="T1">main(count2)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9.192cm" svg:y1="23.352cm" svg:x2="9.191cm" svg:y2="24.495cm" draw:start-shape="id15" draw:start-glue-point="8" draw:end-shape="id21" draw:end-glue-point="0" svg:d="M9192 23352v572h-1v571" svg:viewBox="0 0 2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4-18T12:45:49.501000000</dc:date>
    <meta:editing-duration>PT16M19S</meta:editing-duration>
    <meta:editing-cycles>6</meta:editing-cycles>
    <meta:generator>LibreOffice/4.4.2.2$Windows_x86 LibreOffice_project/c4c7d32d0d49397cad38d62472b0bc8acff48dd6</meta:generator>
    <meta:document-statistic meta:object-count="59"/>
  </office:meta>
</office:document-meta>
</file>